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22d3" officeooo:paragraph-rsid="000622d3"/>
    </style:style>
    <style:style style:name="P2" style:family="paragraph" style:parent-style-name="Standard">
      <style:text-properties fo:font-weight="bold" officeooo:rsid="000622d3" officeooo:paragraph-rsid="000622d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 - Introdução</text:p>
      <text:p text:style-name="P2">2 - Trabalhos relacionados</text:p>
      <text:p text:style-name="P2"><text:tab/>2.1 Mapas auto organizáveis</text:p>
      <text:p text:style-name="P2"/>
      <text:p text:style-name="P2"><text:tab/>2.2 Geradores de padrões centrais</text:p>
      <text:p text:style-name="P2"/>
      <text:p text:style-name="P2"/>
      <text:p text:style-name="P1"><text:tab/>Os animais vertebrados e invertebrados possuem alguns circuitos neurais que produzem padrões ritmicos de atividades neural de forma autônoma, esses circuitos neurais são chamados de Geradores de Padrões Centrais (CPGs !#COMMENT: "O artigo vai está em inglês por isso que estou usando a sigla CPG"), os padrões ritmicos ocorrem pela interação entre as unidades de processamento do CPG e produzem os padrões motores necessários a movimentação do animal. Desse modo os padrões ritmicos possibilitam que os movimentos periódicos (andar em velocidade constante, mastigar, respirar e digerir) sejam viaveis, além disso nos CPGs a realimentação sensorial (vinda do sistema nervoso periférico) não é necessária para gerar oscilações ritmicas. Nos animais vertebrados a medula espinhal faz o papel dos CPGs, sua existência já foi demonstrada em diversos desses animais: peixes, anfíbios, gatos e humanos. </text:p>
      <text:p text:style-name="P2"/>
      <text:p text:style-name="P2"/>
      <text:p text:style-name="P2">3 - Modelo (Abordagem, Metodologia)</text:p>
      <text:p text:style-name="P2"/>
      <text:p text:style-name="P2"/>
      <text:p text:style-name="P2">4 - Experimento</text:p>
      <text:p text:style-name="P2"><text:tab/></text:p>
      <text:p text:style-name="P2"/>
      <text:p text:style-name="P2"><text:tab/>4.1 Movimentações</text:p>
      <text:p text:style-name="P2"><text:tab/><text:tab/>4.1.1 Frente</text:p>
      <text:p text:style-name="P2"><text:tab/><text:tab/>4.1.2 Esquerda</text:p>
      <text:p text:style-name="P2"><text:tab/><text:tab/>4.1.3 Direita</text:p>
      <text:p text:style-name="P2"><text:tab/><text:tab/>4.1.4 Trás</text:p>
      <text:p text:style-name="P2"><text:tab/>4.2 Treinamento da rede</text:p>
      <text:p text:style-name="P2"/>
      <text:p text:style-name="P2"/>
      <text:p text:style-name="P2">5 - Resultados e conclusões</text:p>
      <text:p text:style-name="P2">6 - Referênci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8:55.601091325</meta:creation-date>
    <dc:date>2017-05-17T20:58:50.306415291</dc:date>
    <meta:editing-duration>PT49M</meta:editing-duration>
    <meta:editing-cycles>1</meta:editing-cycles>
    <meta:document-statistic meta:table-count="0" meta:image-count="0" meta:object-count="0" meta:page-count="1" meta:paragraph-count="16" meta:word-count="178" meta:character-count="1191" meta:non-whitespace-character-count="1013"/>
    <meta:generator>LibreOffice/5.3.2.2$Linux_X86_64 LibreOffice_project/30m0$Build-2</meta:generator>
  </office:meta>
</office:document-meta>
</file>